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57450F6F838D7CF362.jpg" manifest:media-type="image/jpeg"/>
  <manifest:file-entry manifest:full-path="Pictures/10000201000004B0000001E199604714B226A35E.png" manifest:media-type="image/png"/>
  <manifest:file-entry manifest:full-path="Pictures/100000000000025800000109101306D923CBA25E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 times roman" svg:font-family="'New times roman'"/>
    <style:font-face style:name="roman" svg:font-family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9999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fill="solid" draw:fill-color="#808080" draw:opacity="100%" draw:opacity-name="Transparency_20_5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999999" draw:marker-start-width="0.321cm" draw:marker-end-width="0.321cm" svg:stroke-opacity="100%" draw:fill="solid" draw:fill-color="#ff3333" draw:opacity="100%" draw:opacity-name="Transparency_20_1" draw:textarea-horizontal-align="justify" draw:textarea-vertical-align="middle" draw:auto-grow-height="false" fo:min-height="1.584cm" fo:min-width="4.12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999999" draw:marker-start-width="0.321cm" draw:marker-end-width="0.321cm" svg:stroke-opacity="100%" draw:fill="solid" draw:fill-color="#729fcf" draw:opacity="100%" draw:opacity-name="Transparency_20_1" draw:textarea-horizontal-align="justify" draw:textarea-vertical-align="middle" draw:auto-grow-height="false" fo:min-height="1.504cm" fo:min-width="4.048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999999" draw:marker-start-width="0.321cm" draw:marker-end-width="0.321cm" svg:stroke-opacity="100%" draw:fill="gradient" draw:fill-gradient-name="Tango_20_Green" draw:opacity="100%" draw:opacity-name="Transparency_20_1" draw:textarea-horizontal-align="justify" draw:textarea-vertical-align="middle" draw:auto-grow-height="false" fo:min-height="1.504cm" fo:min-width="4.048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999999" draw:marker-start-width="0.321cm" draw:marker-end-width="0.321cm" svg:stroke-opacity="100%" draw:fill="hatch" draw:fill-hatch-name="Black_20_0_20_Degrees" draw:opacity="100%" draw:opacity-name="Transparency_20_3" draw:textarea-horizontal-align="justify" draw:textarea-vertical-align="middle" draw:auto-grow-height="false" fo:min-height="0.723cm" fo:min-width="3.117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999999" draw:marker-start-width="0.321cm" draw:marker-end-width="0.321cm" svg:stroke-opacity="100%" draw:fill="hatch" draw:fill-hatch-name="Black_20_0_20_Degrees" draw:opacity="100%" draw:opacity-name="Transparency_20_3" draw:textarea-horizontal-align="justify" draw:textarea-vertical-align="middle" draw:auto-grow-height="false" fo:min-height="0.723cm" fo:min-width="3.75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999999" draw:marker-start-width="0.321cm" draw:marker-end-width="0.321cm" svg:stroke-opacity="100%" draw:fill="none" draw:opacity="100%" draw:opacity-name="Transparency_20_4" draw:textarea-horizontal-align="justify" draw:textarea-vertical-align="middle" draw:auto-grow-height="false" fo:min-height="0.588cm" fo:min-width="14.689cm" fo:padding-top="0.165cm" fo:padding-bottom="0.165cm" fo:padding-left="0.29cm" fo:padding-right="0.29cm" draw:shadow="hidden"/>
    </style:style>
    <style:style style:name="gr11" style:family="graphic" style:parent-style-name="standard">
      <style:graphic-properties svg:stroke-width="0.081cm" svg:stroke-color="#999999" draw:marker-start-width="0.321cm" draw:marker-end-width="0.321cm" svg:stroke-opacity="100%" draw:fill="solid" draw:fill-color="#ff0000" draw:opacity="100%" draw:opacity-name="Transparency_20_1" draw:textarea-horizontal-align="justify" draw:textarea-vertical-align="middle" draw:auto-grow-height="false" fo:min-height="0.588cm" fo:min-width="3.386cm" fo:padding-top="0.165cm" fo:padding-bottom="0.165cm" fo:padding-left="0.29cm" fo:padding-right="0.29cm" draw:shadow="hidden"/>
    </style:style>
    <style:style style:name="gr12" style:family="graphic" style:parent-style-name="standard">
      <style:graphic-properties svg:stroke-width="0.081cm" svg:stroke-color="#999999" draw:marker-start-width="0.321cm" draw:marker-end-width="0.321cm" svg:stroke-opacity="100%" draw:fill="solid" draw:fill-color="#eeeeee" draw:opacity="100%" draw:opacity-name="Transparency_20_1" draw:textarea-horizontal-align="justify" draw:textarea-vertical-align="middle" draw:auto-grow-height="false" fo:min-height="0.588cm" fo:min-width="3.386cm" fo:padding-top="0.165cm" fo:padding-bottom="0.165cm" fo:padding-left="0.29cm" fo:padding-right="0.29cm" draw:shadow="hidden"/>
    </style:style>
    <style:style style:name="gr13" style:family="graphic" style:parent-style-name="standard">
      <style:graphic-properties svg:stroke-width="0.081cm" svg:stroke-color="#999999" draw:marker-start-width="0.321cm" draw:marker-end-width="0.321cm" svg:stroke-opacity="100%" draw:fill="solid" draw:fill-color="#83caff" draw:opacity="100%" draw:opacity-name="Transparency_20_1" draw:textarea-horizontal-align="justify" draw:textarea-vertical-align="middle" draw:auto-grow-height="false" fo:min-height="0.588cm" fo:min-width="3.386cm" fo:padding-top="0.165cm" fo:padding-bottom="0.165cm" fo:padding-left="0.29cm" fo:padding-right="0.29cm" draw:shadow="hidden"/>
    </style:style>
    <style:style style:name="gr14" style:family="graphic" style:parent-style-name="standard">
      <style:graphic-properties svg:stroke-width="0.081cm" svg:stroke-color="#999999" draw:marker-start-width="0.321cm" draw:marker-end-width="0.321cm" svg:stroke-opacity="100%" draw:fill="solid" draw:fill-color="#99ff66" draw:opacity="100%" draw:opacity-name="Transparency_20_1" draw:textarea-horizontal-align="justify" draw:textarea-vertical-align="middle" draw:auto-grow-height="false" fo:min-height="0.588cm" fo:min-width="3.386cm" fo:padding-top="0.165cm" fo:padding-bottom="0.165cm" fo:padding-left="0.29cm" fo:padding-right="0.29cm" draw:shadow="hidden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808080" draw:opacity="100%" draw:opacity-name="Transparency_20_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3333" draw:opacity="100%" draw:opacity-name="Transparency_20_1"/>
      <style:paragraph-properties fo:text-align="center"/>
    </style:style>
    <style:style style:name="P5" style:family="paragraph">
      <loext:graphic-properties draw:fill="solid" draw:fill-color="#729fcf" draw:opacity="100%" draw:opacity-name="Transparency_20_1"/>
      <style:paragraph-properties fo:text-align="center"/>
    </style:style>
    <style:style style:name="P6" style:family="paragraph">
      <loext:graphic-properties draw:fill="gradient" draw:fill-gradient-name="Tango_20_Green" draw:opacity="100%" draw:opacity-name="Transparency_20_1"/>
      <style:paragraph-properties fo:text-align="center"/>
    </style:style>
    <style:style style:name="P7" style:family="paragraph">
      <style:paragraph-properties fo:text-align="center"/>
      <style:text-properties style:font-name="roman" fo:font-size="15pt" style:font-size-asian="15pt" style:font-size-complex="15pt"/>
    </style:style>
    <style:style style:name="P8" style:family="paragraph">
      <loext:graphic-properties draw:fill="hatch" draw:fill-hatch-name="Black_20_0_20_Degrees" draw:opacity="100%" draw:opacity-name="Transparency_20_3"/>
      <style:paragraph-properties fo:text-align="center"/>
      <style:text-properties style:font-name="roman" fo:font-size="15pt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roman"/>
    </style:style>
    <style:style style:name="P11" style:family="paragraph">
      <loext:graphic-properties draw:fill="none" draw:opacity="100%" draw:opacity-name="Transparency_20_4"/>
      <style:paragraph-properties fo:text-align="center"/>
      <style:text-properties style:font-name="roman"/>
    </style:style>
    <style:style style:name="P12" style:family="paragraph">
      <loext:graphic-properties draw:fill="solid" draw:fill-color="#ff0000" draw:opacity="100%" draw:opacity-name="Transparency_20_1"/>
      <style:paragraph-properties fo:text-align="center"/>
      <style:text-properties style:font-name="roman"/>
    </style:style>
    <style:style style:name="P13" style:family="paragraph">
      <loext:graphic-properties draw:fill="solid" draw:fill-color="#eeeeee" draw:opacity="100%" draw:opacity-name="Transparency_20_1"/>
      <style:paragraph-properties fo:text-align="center"/>
      <style:text-properties style:font-name="roman"/>
    </style:style>
    <style:style style:name="P14" style:family="paragraph">
      <loext:graphic-properties draw:fill="solid" draw:fill-color="#83caff" draw:opacity="100%" draw:opacity-name="Transparency_20_1"/>
      <style:paragraph-properties fo:text-align="center"/>
      <style:text-properties style:font-name="roman"/>
    </style:style>
    <style:style style:name="P15" style:family="paragraph">
      <loext:graphic-properties draw:fill="solid" draw:fill-color="#99ff66" draw:opacity="100%" draw:opacity-name="Transparency_20_1"/>
      <style:paragraph-properties fo:text-align="center"/>
      <style:text-properties style:font-name="roman"/>
    </style:style>
    <style:style style:name="T1" style:family="text">
      <style:text-properties style:font-name="roman" fo:font-size="15pt" style:font-size-asian="15pt" style:font-size-complex="15pt"/>
    </style:style>
    <style:style style:name="T2" style:family="text">
      <style:text-properties style:font-name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35cm" svg:height="2.091cm" svg:x="9.219cm" svg:y="1.96cm">
          <draw:image xlink:href="Pictures/100000000000025800000109101306D923CBA25E.gif" xlink:type="simple" xlink:show="embed" xlink:actuate="onLoad">
            <text:p/>
          </draw:image>
        </draw:frame>
        <draw:frame draw:style-name="gr2" draw:text-style-name="P2" draw:layer="layout" svg:width="4.525cm" svg:height="1.894cm" svg:x="3.881cm" svg:y="2.107cm">
          <draw:image xlink:href="Pictures/10000201000004B0000001E199604714B226A35E.png" xlink:type="simple" xlink:show="embed" xlink:actuate="onLoad">
            <text:p/>
          </draw:image>
        </draw:frame>
        <draw:frame draw:style-name="gr3" draw:text-style-name="P3" draw:layer="layout" svg:width="4.572cm" svg:height="1.96cm" svg:x="14.589cm" svg:y="2.019cm">
          <draw:image xlink:href="Pictures/100000000000032000000157450F6F838D7CF362.jpg" xlink:type="simple" xlink:show="embed" xlink:actuate="onLoad">
            <text:p/>
          </draw:image>
        </draw:frame>
        <draw:custom-shape draw:style-name="gr4" draw:text-style-name="P4" draw:layer="layout" svg:width="4.826cm" svg:height="2.032cm" svg:x="3.667cm" svg:y="2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826cm" svg:height="2.032cm" svg:x="9.128cm" svg:y="2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826cm" svg:height="2.032cm" svg:x="14.578cm" svg:y="2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811cm" svg:height="1.167cm" draw:transform="rotate (1.5690509975429) translate (1.889cm 5.065cm)">
          <text:p text:style-name="P7"><text:span text:style-name="T1">Input Audi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444cm" svg:height="1.167cm" draw:transform="rotate (1.5690509975429) translate (1.762cm 17.258cm)">
          <text:p text:style-name="P7"><text:span text:style-name="T1">System Out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9" draw:layer="layout" svg:x1="6.207cm" svg:y1="4.178cm" svg:x2="6.207cm" svg:y2="5.956cm">
          <text:p/>
        </draw:line>
        <draw:line draw:style-name="gr9" draw:text-style-name="P9" draw:layer="layout" svg:x1="11.668cm" svg:y1="4.178cm" svg:x2="11.668cm" svg:y2="6.083cm">
          <text:p/>
        </draw:line>
        <draw:line draw:style-name="gr9" draw:text-style-name="P9" draw:layer="layout" svg:x1="17.129cm" svg:y1="4.178cm" svg:x2="17.129cm" svg:y2="6.083cm">
          <text:p/>
        </draw:line>
        <draw:custom-shape draw:style-name="gr10" draw:text-style-name="P11" draw:layer="layout" svg:width="15.367cm" svg:height="1.016cm" svg:x="3.921cm" svg:y="6.337cm">
          <text:p text:style-name="P10"><text:span text:style-name="T2">Feature ex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9" draw:layer="layout" svg:x1="6.207cm" svg:y1="7.48cm" svg:x2="6.207cm" svg:y2="9.385cm">
          <text:p/>
        </draw:line>
        <draw:line draw:style-name="gr9" draw:text-style-name="P9" draw:layer="layout" svg:x1="11.668cm" svg:y1="7.48cm" svg:x2="11.668cm" svg:y2="9.512cm">
          <text:p/>
        </draw:line>
        <draw:line draw:style-name="gr9" draw:text-style-name="P9" draw:layer="layout" svg:x1="17.129cm" svg:y1="7.48cm" svg:x2="17.129cm" svg:y2="9.509cm">
          <text:p/>
        </draw:line>
        <draw:custom-shape draw:style-name="gr10" draw:text-style-name="P11" draw:layer="layout" svg:width="15.367cm" svg:height="1.016cm" svg:x="3.921cm" svg:y="9.639cm">
          <text:p text:style-name="P10"><text:span text:style-name="T2">Class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9" draw:layer="layout" svg:x1="6.207cm" svg:y1="4.158cm" svg:x2="6.207cm" svg:y2="5.936cm">
          <text:p/>
        </draw:line>
        <draw:line draw:style-name="gr9" draw:text-style-name="P9" draw:layer="layout" svg:x1="17.129cm" svg:y1="4.158cm" svg:x2="17.129cm" svg:y2="6.08cm">
          <text:p/>
        </draw:line>
        <draw:line draw:style-name="gr9" draw:text-style-name="P9" draw:layer="layout" svg:x1="6.207cm" svg:y1="7.46cm" svg:x2="6.207cm" svg:y2="9.365cm">
          <text:p/>
        </draw:line>
        <draw:line draw:style-name="gr9" draw:text-style-name="P9" draw:layer="layout" svg:x1="6.207cm" svg:y1="10.782cm" svg:x2="6.207cm" svg:y2="12.687cm">
          <text:p/>
        </draw:line>
        <draw:line draw:style-name="gr9" draw:text-style-name="P9" draw:layer="layout" svg:x1="17.129cm" svg:y1="10.782cm" svg:x2="17.129cm" svg:y2="12.687cm">
          <text:p/>
        </draw:line>
        <draw:line draw:style-name="gr9" draw:text-style-name="P9" draw:layer="layout" svg:x1="11.668cm" svg:y1="10.782cm" svg:x2="11.668cm" svg:y2="12.814cm">
          <text:p/>
        </draw:line>
        <draw:custom-shape draw:style-name="gr11" draw:text-style-name="P12" draw:layer="layout" svg:width="4.064cm" svg:height="1.016cm" svg:x="4.175cm" svg:y="12.814cm">
          <text:p text:style-name="P10"><text:span text:style-name="T2">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064cm" svg:height="1.016cm" svg:x="9.636cm" svg:y="12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064cm" svg:height="1.016cm" svg:x="14.97cm" svg:y="12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064cm" svg:height="1.016cm" svg:x="4.175cm" svg:y="14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064cm" svg:height="1.016cm" svg:x="14.97cm" svg:y="14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4.064cm" svg:height="1.016cm" svg:x="9.636cm" svg:y="14.465cm">
          <text:p text:style-name="P10">Medi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064cm" svg:height="1.016cm" svg:x="4.196cm" svg:y="16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4.064cm" svg:height="1.016cm" svg:x="14.991cm" svg:y="16.199cm">
          <text:p text:style-name="P10">Hig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064cm" svg:height="1.016cm" svg:x="9.657cm" svg:y="16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ew times roman" svg:font-family="'New times roman'"/>
    <style:font-face style:name="roman" svg:font-family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dddddd" draw:end-color="#666666" draw:start-intensity="100%" draw:end-intensity="100%" draw:angle="300" draw:border="0%"/>
    <draw:gradient draw:name="Tango_20_Green" draw:display-name="Tango Green" draw:style="linear" draw:start-color="#dddddd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0" draw:border="0%"/>
    <draw:opacity draw:name="Transparency_20_3" draw:display-name="Transparency 3" draw:style="square" draw:cx="50%" draw:cy="50%" draw:start="100%" draw:end="0%" draw:angle="0" draw:border="0%"/>
    <draw:opacity draw:name="Transparency_20_4" draw:display-name="Transparency 4" draw:style="rectangular" draw:cx="50%" draw:cy="50%" draw:start="100%" draw:end="0%" draw:angle="0" draw:border="0%"/>
    <draw:opacity draw:name="Transparency_20_5" draw:display-name="Transparency 5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1:18:48.194582492</meta:creation-date>
    <dc:date>2018-08-06T12:05:53.379384432</dc:date>
    <meta:editing-duration>PT36M33S</meta:editing-duration>
    <meta:editing-cycles>19</meta:editing-cycles>
    <meta:generator>LibreOffice/5.2.7.2$Linux_X86_64 LibreOffice_project/20m0$Build-2</meta:generator>
    <meta:document-statistic meta:object-count="31"/>
  </office:meta>
</office:document-meta>
</file>